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6.6398in"/>
    </style:style>
    <style:style style:name="co3" style:family="table-column">
      <style:table-column-properties fo:break-before="auto" style:column-width="3.1874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8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base_item</text:p>
          </table:table-cell>
          <table:table-cell office:value-type="string" calcext:value-type="string">
            <text:p>add_item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161470092309451" calcext:value-type="float">
            <text:p>0.00161470092309451</text:p>
          </table:table-cell>
          <table:table-cell office:value-type="float" office:value="0.545893719806763" calcext:value-type="float">
            <text:p>0.545893719806763</text:p>
          </table:table-cell>
          <table:table-cell office:value-type="float" office:value="18.2351953696978" calcext:value-type="float">
            <text:p>18.23519536969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'ADD HAZELNUT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137178131519534" calcext:value-type="float">
            <text:p>0.00137178131519534</text:p>
          </table:table-cell>
          <table:table-cell office:value-type="float" office:value="0.463768115942029" calcext:value-type="float">
            <text:p>0.463768115942029</text:p>
          </table:table-cell>
          <table:table-cell office:value-type="float" office:value="5.93551943852507" calcext:value-type="float">
            <text:p>5.9355194385250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'VANILLA ICECREAM')</text:p>
          </table:table-cell>
          <table:table-cell office:value-type="string" calcext:value-type="string">
            <text:p>('GREAT LAKES SHAKE')</text:p>
          </table:table-cell>
          <table:table-cell office:value-type="float" office:value="0.00124317681689577" calcext:value-type="float">
            <text:p>0.00124317681689577</text:p>
          </table:table-cell>
          <table:table-cell office:value-type="float" office:value="0.412322274881517" calcext:value-type="float">
            <text:p>0.412322274881517</text:p>
          </table:table-cell>
          <table:table-cell office:value-type="float" office:value="5.92386315761821" calcext:value-type="float">
            <text:p>5.923863157618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'ADD HERB ROAST CHICKEN')</text:p>
          </table:table-cell>
          <table:table-cell office:value-type="string" calcext:value-type="string">
            <text:p>('LEMON INFUSED CHAR GRILLED VEG')</text:p>
          </table:table-cell>
          <table:table-cell office:value-type="float" office:value="0.00104312537509645" calcext:value-type="float">
            <text:p>0.00104312537509645</text:p>
          </table:table-cell>
          <table:table-cell office:value-type="float" office:value="0.464968152866242" calcext:value-type="float">
            <text:p>0.464968152866242</text:p>
          </table:table-cell>
          <table:table-cell office:value-type="float" office:value="79.3643933509399" calcext:value-type="float">
            <text:p>79.36439335093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'FRENCH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101454659769655" calcext:value-type="float">
            <text:p>0.00101454659769655</text:p>
          </table:table-cell>
          <table:table-cell office:value-type="float" office:value="0.265917602996255" calcext:value-type="float">
            <text:p>0.265917602996255</text:p>
          </table:table-cell>
          <table:table-cell office:value-type="float" office:value="7.14374114889977" calcext:value-type="float">
            <text:p>7.143741148899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'B.M.T. PANINI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900231488096939" calcext:value-type="float">
            <text:p>0.000900231488096939</text:p>
          </table:table-cell>
          <table:table-cell office:value-type="float" office:value="0.470149253731343" calcext:value-type="float">
            <text:p>0.470149253731343</text:p>
          </table:table-cell>
          <table:table-cell office:value-type="float" office:value="7.43883904015982" calcext:value-type="float">
            <text:p>7.438839040159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'ADD HERB ROAST CHICKEN')</text:p>
          </table:table-cell>
          <table:table-cell office:value-type="string" calcext:value-type="string">
            <text:p>('ORANGE ARRABIATA')</text:p>
          </table:table-cell>
          <table:table-cell office:value-type="float" office:value="0.000728758823697522" calcext:value-type="float">
            <text:p>0.000728758823697522</text:p>
          </table:table-cell>
          <table:table-cell office:value-type="float" office:value="0.32484076433121" calcext:value-type="float">
            <text:p>0.32484076433121</text:p>
          </table:table-cell>
          <table:table-cell office:value-type="float" office:value="45.9252653927813" calcext:value-type="float">
            <text:p>45.92526539278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'BUTTERED TOASTS')</text:p>
          </table:table-cell>
          <table:table-cell office:value-type="string" calcext:value-type="string">
            <text:p>('KHEEMA GHOTALA')</text:p>
          </table:table-cell>
          <table:table-cell office:value-type="float" office:value="0.000685890657597668" calcext:value-type="float">
            <text:p>0.000685890657597668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101.890803203106" calcext:value-type="float">
            <text:p>101.8908032031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('QUA <text:s/>MINERAL WATER(1000ML)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657311880197765" calcext:value-type="float">
            <text:p>0.000657311880197765</text:p>
          </table:table-cell>
          <table:table-cell office:value-type="float" office:value="0.534883720930232" calcext:value-type="float">
            <text:p>0.534883720930232</text:p>
          </table:table-cell>
          <table:table-cell office:value-type="float" office:value="8.46308671900057" calcext:value-type="float">
            <text:p>8.463086719000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'ADD CARAMEL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628733102797862" calcext:value-type="float">
            <text:p>0.000628733102797862</text:p>
          </table:table-cell>
          <table:table-cell office:value-type="float" office:value="0.63768115942029" calcext:value-type="float">
            <text:p>0.63768115942029</text:p>
          </table:table-cell>
          <table:table-cell office:value-type="float" office:value="21.3012901663727" calcext:value-type="float">
            <text:p>21.301290166372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'B.M.T. PANINI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585864936698008" calcext:value-type="float">
            <text:p>0.000585864936698008</text:p>
          </table:table-cell>
          <table:table-cell office:value-type="float" office:value="0.414141414141414" calcext:value-type="float">
            <text:p>0.414141414141414</text:p>
          </table:table-cell>
          <table:table-cell office:value-type="float" office:value="6.55266661642425" calcext:value-type="float">
            <text:p>6.552666616424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'ADD VANILLA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571575547998057" calcext:value-type="float">
            <text:p>0.000571575547998057</text:p>
          </table:table-cell>
          <table:table-cell office:value-type="float" office:value="0.8" calcext:value-type="float">
            <text:p>0.8</text:p>
          </table:table-cell>
          <table:table-cell office:value-type="float" office:value="26.7234367541766" calcext:value-type="float">
            <text:p>26.723436754176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'B.M.T. PANINI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571575547998057" calcext:value-type="float">
            <text:p>0.000571575547998057</text:p>
          </table:table-cell>
          <table:table-cell office:value-type="float" office:value="0.344827586206896" calcext:value-type="float">
            <text:p>0.344827586206896</text:p>
          </table:table-cell>
          <table:table-cell office:value-type="float" office:value="5.45596295227923" calcext:value-type="float">
            <text:p>5.4559629522792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('GREAT LAKES SHAKE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528707381898202" calcext:value-type="float">
            <text:p>0.000528707381898202</text:p>
          </table:table-cell>
          <table:table-cell office:value-type="float" office:value="0.506849315068493" calcext:value-type="float">
            <text:p>0.506849315068493</text:p>
          </table:table-cell>
          <table:table-cell office:value-type="float" office:value="8.01951814766523" calcext:value-type="float">
            <text:p>8.0195181476652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('GREAT LAKES SHAKE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514417993198251" calcext:value-type="float">
            <text:p>0.00051441799319825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5.75356093149446" calcext:value-type="float">
            <text:p>5.7535609314944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('QUA <text:s/>MINERAL WATER(1000ML)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457260438398445" calcext:value-type="float">
            <text:p>0.000457260438398445</text:p>
          </table:table-cell>
          <table:table-cell office:value-type="float" office:value="0.395061728395062" calcext:value-type="float">
            <text:p>0.395061728395062</text:p>
          </table:table-cell>
          <table:table-cell office:value-type="float" office:value="6.25078224656188" calcext:value-type="float">
            <text:p>6.250782246561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('MOROCCAN MINT TEA', 'QUA <text:s/>MINERAL WATER(500ML)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457260438398445" calcext:value-type="float">
            <text:p>0.000457260438398445</text:p>
          </table:table-cell>
          <table:table-cell office:value-type="float" office:value="0.56140350877193" calcext:value-type="float">
            <text:p>0.56140350877193</text:p>
          </table:table-cell>
          <table:table-cell office:value-type="float" office:value="4.68329244854896" calcext:value-type="float">
            <text:p>4.6832924485489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('QUA <text:s/>MINERAL WATER(1000ML)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442971049698494" calcext:value-type="float">
            <text:p>0.000442971049698494</text:p>
          </table:table-cell>
          <table:table-cell office:value-type="float" office:value="0.256198347107438" calcext:value-type="float">
            <text:p>0.256198347107438</text:p>
          </table:table-cell>
          <table:table-cell office:value-type="float" office:value="4.05364520173473" calcext:value-type="float">
            <text:p>4.0536452017347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('POUTINE WITH FRIES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414392272298591" calcext:value-type="float">
            <text:p>0.000414392272298591</text:p>
          </table:table-cell>
          <table:table-cell office:value-type="float" office:value="0.287128712871287" calcext:value-type="float">
            <text:p>0.287128712871287</text:p>
          </table:table-cell>
          <table:table-cell office:value-type="float" office:value="4.54303449788795" calcext:value-type="float">
            <text:p>4.5430344978879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('GREAT LAKES SHAKE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414392272298591" calcext:value-type="float">
            <text:p>0.000414392272298591</text:p>
          </table:table-cell>
          <table:table-cell office:value-type="float" office:value="0.276190476190476" calcext:value-type="float">
            <text:p>0.276190476190476</text:p>
          </table:table-cell>
          <table:table-cell office:value-type="float" office:value="4.36996651701603" calcext:value-type="float">
            <text:p>4.369966517016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'ADD WHIPPED CREAM')</text:p>
          </table:table-cell>
          <table:table-cell office:value-type="string" calcext:value-type="string">
            <text:p>('CAPPUCCINO')</text:p>
          </table:table-cell>
          <table:table-cell office:value-type="float" office:value="0.00040010288359864" calcext:value-type="float">
            <text:p>0.00040010288359864</text:p>
          </table:table-cell>
          <table:table-cell office:value-type="float" office:value="0.405797101449275" calcext:value-type="float">
            <text:p>0.405797101449275</text:p>
          </table:table-cell>
          <table:table-cell office:value-type="float" office:value="5.19357950870943" calcext:value-type="float">
            <text:p>5.193579508709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'ADD WHIPPED CREAM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385813494898688" calcext:value-type="float">
            <text:p>0.000385813494898688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5.62189711959869" calcext:value-type="float">
            <text:p>5.621897119598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'ADD CARAMEL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0385813494898688" calcext:value-type="float">
            <text:p>0.000385813494898688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5.00809452625553" calcext:value-type="float">
            <text:p>5.0080945262555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'RED BULL 3+2')</text:p>
          </table:table-cell>
          <table:table-cell office:value-type="string" calcext:value-type="string">
            <text:p>('SAMBUCA')</text:p>
          </table:table-cell>
          <table:table-cell office:value-type="float" office:value="0.000385813494898688" calcext:value-type="float">
            <text:p>0.00038581349489868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4.31517069862085" calcext:value-type="float">
            <text:p>4.315170698620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'RED BULL ENERGY DRINK', 'QUA <text:s/>MINERAL WATER(500ML)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385813494898688" calcext:value-type="float">
            <text:p>0.000385813494898688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4.02209100352502" calcext:value-type="float">
            <text:p>4.022091003525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'ADD CINNAMON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357234717498785" calcext:value-type="float">
            <text:p>0.000357234717498785</text:p>
          </table:table-cell>
          <table:table-cell office:value-type="float" office:value="0.625" calcext:value-type="float">
            <text:p>0.625</text:p>
          </table:table-cell>
          <table:table-cell office:value-type="float" office:value="20.8776849642005" calcext:value-type="float">
            <text:p>20.8776849642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('QUA <text:s/>MINERAL WATER(1000ML)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357234717498785" calcext:value-type="float">
            <text:p>0.000357234717498785</text:p>
          </table:table-cell>
          <table:table-cell office:value-type="float" office:value="0.308641975308642" calcext:value-type="float">
            <text:p>0.308641975308642</text:p>
          </table:table-cell>
          <table:table-cell office:value-type="float" office:value="8.29150967986541" calcext:value-type="float">
            <text:p>8.291509679865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'MAGGI NDL ARRABIATA', 'CALCUTTA MINT')</text:p>
          </table:table-cell>
          <table:table-cell office:value-type="string" calcext:value-type="string">
            <text:p>('B.M.T. PANINI')</text:p>
          </table:table-cell>
          <table:table-cell office:value-type="float" office:value="0.000342945328798834" calcext:value-type="float">
            <text:p>0.000342945328798834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9.34417090878745" calcext:value-type="float">
            <text:p>9.3441709087874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('MAGGI NDL ARRABIATA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328655940098883" calcext:value-type="float">
            <text:p>0.00032865594009888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5.27409752053659" calcext:value-type="float">
            <text:p>5.2740975205365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'GRILLED CHICKEN SAUSAGES')</text:p>
          </table:table-cell>
          <table:table-cell office:value-type="string" calcext:value-type="string">
            <text:p>('SCRAMBLED EGGS')</text:p>
          </table:table-cell>
          <table:table-cell office:value-type="float" office:value="0.000314366551398931" calcext:value-type="float">
            <text:p>0.000314366551398931</text:p>
          </table:table-cell>
          <table:table-cell office:value-type="float" office:value="0.354838709677419" calcext:value-type="float">
            <text:p>0.354838709677419</text:p>
          </table:table-cell>
          <table:table-cell office:value-type="float" office:value="85.6286985539488" calcext:value-type="float">
            <text:p>85.628698553948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('RED BULL 2+1', 'PHILLYCREAM CHEESE &amp;CHILLY PAN')</text:p>
          </table:table-cell>
          <table:table-cell office:value-type="string" calcext:value-type="string">
            <text:p>('SAMBUCA')</text:p>
          </table:table-cell>
          <table:table-cell office:value-type="float" office:value="0.000314366551398931" calcext:value-type="float">
            <text:p>0.000314366551398931</text:p>
          </table:table-cell>
          <table:table-cell office:value-type="float" office:value="0.448979591836735" calcext:value-type="float">
            <text:p>0.448979591836735</text:p>
          </table:table-cell>
          <table:table-cell office:value-type="float" office:value="7.10388645623296" calcext:value-type="float">
            <text:p>7.103886456232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'COUS COUS WRAP')</text:p>
          </table:table-cell>
          <table:table-cell office:value-type="string" calcext:value-type="string">
            <text:p>('ADD FRIES')</text:p>
          </table:table-cell>
          <table:table-cell office:value-type="float" office:value="0.00030007716269898" calcext:value-type="float">
            <text:p>0.00030007716269898</text:p>
          </table:table-cell>
          <table:table-cell office:value-type="float" office:value="0.28" calcext:value-type="float">
            <text:p>0.28</text:p>
          </table:table-cell>
          <table:table-cell office:value-type="float" office:value="26.0571276595745" calcext:value-type="float">
            <text:p>26.057127659574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('POUTINE WITH FRIES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30007716269898" calcext:value-type="float">
            <text:p>0.0003000771626989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7.32667946257198" calcext:value-type="float">
            <text:p>7.3266794625719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('B.M.T. PANINI', 'MAGGI NDL ARRABIATA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285787773999028" calcext:value-type="float">
            <text:p>0.000285787773999028</text:p>
          </table:table-cell>
          <table:table-cell office:value-type="float" office:value="0.8" calcext:value-type="float">
            <text:p>0.8</text:p>
          </table:table-cell>
          <table:table-cell office:value-type="float" office:value="12.6578340492878" calcext:value-type="float">
            <text:p>12.65783404928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'CHOCOLATE ICECREAM')</text:p>
          </table:table-cell>
          <table:table-cell office:value-type="string" calcext:value-type="string">
            <text:p>('JR.CHL AVALANCHE')</text:p>
          </table:table-cell>
          <table:table-cell office:value-type="float" office:value="0.000285787773999028" calcext:value-type="float">
            <text:p>0.000285787773999028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6.0462222990194" calcext:value-type="float">
            <text:p>6.046222299019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('RED BULL 2+1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271498385299077" calcext:value-type="float">
            <text:p>0.000271498385299077</text:p>
          </table:table-cell>
          <table:table-cell office:value-type="float" office:value="0.542857142857143" calcext:value-type="float">
            <text:p>0.542857142857143</text:p>
          </table:table-cell>
          <table:table-cell office:value-type="float" office:value="8.5892445334453" calcext:value-type="float">
            <text:p>8.58924453344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'ADD SMOKED CHICKEN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257208996599125" calcext:value-type="float">
            <text:p>0.000257208996599125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8.38576449912127" calcext:value-type="float">
            <text:p>8.385764499121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('B.M.T. PANINI', 'GREAT LAKES SHAKE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257208996599125" calcext:value-type="float">
            <text:p>0.000257208996599125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7.49477016076252" calcext:value-type="float">
            <text:p>7.4947701607625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('LEMON ICED TEA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257208996599125" calcext:value-type="float">
            <text:p>0.00025720899659912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4.52065501760279" calcext:value-type="float">
            <text:p>4.520655017602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'ADD CHICKEN')</text:p>
          </table:table-cell>
          <table:table-cell office:value-type="string" calcext:value-type="string">
            <text:p>('SAIGON NOODLES')</text:p>
          </table:table-cell>
          <table:table-cell office:value-type="float" office:value="0.000242919607899174" calcext:value-type="float">
            <text:p>0.000242919607899174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959.43064516129" calcext:value-type="float">
            <text:p>959.4306451612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('MAGGI NDL ARRABIATA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242919607899174" calcext:value-type="float">
            <text:p>0.000242919607899174</text:p>
          </table:table-cell>
          <table:table-cell office:value-type="float" office:value="0.386363636363636" calcext:value-type="float">
            <text:p>0.386363636363636</text:p>
          </table:table-cell>
          <table:table-cell office:value-type="float" office:value="6.11315848971287" calcext:value-type="float">
            <text:p>6.1131584897128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('BERRY BLAST', 'MINT FLAVOUR SINGL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242919607899174" calcext:value-type="float">
            <text:p>0.000242919607899174</text:p>
          </table:table-cell>
          <table:table-cell office:value-type="float" office:value="0.288135593220339" calcext:value-type="float">
            <text:p>0.288135593220339</text:p>
          </table:table-cell>
          <table:table-cell office:value-type="float" office:value="5.90635766981423" calcext:value-type="float">
            <text:p>5.9063576698142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('GREAT LAKES SHAKE', 'QUA <text:s/>MINERAL WATER(500ML)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242919607899174" calcext:value-type="float">
            <text:p>0.000242919607899174</text:p>
          </table:table-cell>
          <table:table-cell office:value-type="float" office:value="0.25" calcext:value-type="float">
            <text:p>0.25</text:p>
          </table:table-cell>
          <table:table-cell office:value-type="float" office:value="2.08552866849446" calcext:value-type="float">
            <text:p>2.085528668494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'ADD IRISH CREAM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228630219199223" calcext:value-type="float">
            <text:p>0.000228630219199223</text:p>
          </table:table-cell>
          <table:table-cell office:value-type="float" office:value="0.64" calcext:value-type="float">
            <text:p>0.64</text:p>
          </table:table-cell>
          <table:table-cell office:value-type="float" office:value="21.3787494033413" calcext:value-type="float">
            <text:p>21.378749403341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('MAGGI NDL ARRABIATA', 'PHILLYCREAM CHEESE &amp;CHILLY PAN')</text:p>
          </table:table-cell>
          <table:table-cell office:value-type="string" calcext:value-type="string">
            <text:p>('SAMBUCA')</text:p>
          </table:table-cell>
          <table:table-cell office:value-type="float" office:value="0.000228630219199223" calcext:value-type="float">
            <text:p>0.000228630219199223</text:p>
          </table:table-cell>
          <table:table-cell office:value-type="float" office:value="0.280701754385965" calcext:value-type="float">
            <text:p>0.280701754385965</text:p>
          </table:table-cell>
          <table:table-cell office:value-type="float" office:value="4.44134528045187" calcext:value-type="float">
            <text:p>4.441345280451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'2 RED BULL')</text:p>
          </table:table-cell>
          <table:table-cell office:value-type="string" calcext:value-type="string">
            <text:p>('N R G HOOKAH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3332.47619047619" calcext:value-type="float">
            <text:p>3332.476190476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'MASALA CHAI CUTTING', 'ADD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365853658536585" calcext:value-type="float">
            <text:p>0.365853658536585</text:p>
          </table:table-cell>
          <table:table-cell office:value-type="float" office:value="9.82847244979168" calcext:value-type="float">
            <text:p>9.8284724497916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('N R G <text:s/>HOOKAH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3" calcext:value-type="float">
            <text:p>0.3</text:p>
          </table:table-cell>
          <table:table-cell office:value-type="float" office:value="8.05934740882918" calcext:value-type="float">
            <text:p>8.0593474088291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('RED BULL 2+1', 'MAGGI NDLCREAM/ CHEE/GARLIC')</text:p>
          </table:table-cell>
          <table:table-cell office:value-type="string" calcext:value-type="string">
            <text:p>('SAMBUCA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6.41444293038234" calcext:value-type="float">
            <text:p>6.414442930382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('ESPRESSO', 'CAFFE LATTE')</text:p>
          </table:table-cell>
          <table:table-cell office:value-type="string" calcext:value-type="string">
            <text:p>('CAPPUCCINO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5.05202517999461" calcext:value-type="float">
            <text:p>5.052025179994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'ADD CINNAMON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375" calcext:value-type="float">
            <text:p>0.375</text:p>
          </table:table-cell>
          <table:table-cell office:value-type="float" office:value="4.79942392099488" calcext:value-type="float">
            <text:p>4.799423920994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('COTTAGE CHEESE PANINI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4.39508126711382" calcext:value-type="float">
            <text:p>4.3950812671138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'MASALA CHAI CUTTING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267857142857143" calcext:value-type="float">
            <text:p>0.267857142857143</text:p>
          </table:table-cell>
          <table:table-cell office:value-type="float" office:value="4.23811407900262" calcext:value-type="float">
            <text:p>4.2381140790026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('PHILLYCREAM CHEESE &amp;CHILLY PAN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4.09197221420942" calcext:value-type="float">
            <text:p>4.0919722142094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('MOROCCAN MINT TEA', 'RED BULL ENERGY DRINK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214340830499271" calcext:value-type="float">
            <text:p>0.00021434083049927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.78070489132594" calcext:value-type="float">
            <text:p>2.7807048913259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('GREAT LAKES SHAKE', 'RED BULL 2+1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4.7674730575025" calcext:value-type="float">
            <text:p>14.767473057502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('GREAT LAKES SHAKE', 'RED BULL ENERGY DRINK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7" calcext:value-type="float">
            <text:p>0.7</text:p>
          </table:table-cell>
          <table:table-cell office:value-type="float" office:value="11.0756047931268" calcext:value-type="float">
            <text:p>11.075604793126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'NIRVANA HOOKAH SINGLE', 'ADD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9.64366356612038" calcext:value-type="float">
            <text:p>9.6436635661203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('MAGGI NDL ARRABIATA', 'RED BULL ENERGY DRINK')</text:p>
          </table:table-cell>
          <table:table-cell office:value-type="string" calcext:value-type="string">
            <text:p>('B.M.T. PANINI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8.54779270633398" calcext:value-type="float">
            <text:p>8.547792706333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'BERRY BLAST', 'GARDEN FRESH PANINI')</text:p>
          </table:table-cell>
          <table:table-cell office:value-type="string" calcext:value-type="string">
            <text:p>('B.M.T. PANINI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25" calcext:value-type="float">
            <text:p>0.25</text:p>
          </table:table-cell>
          <table:table-cell office:value-type="float" office:value="6.71612284069098" calcext:value-type="float">
            <text:p>6.7161228406909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('BERRY BLAST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20005144179932" calcext:value-type="float">
            <text:p>0.00020005144179932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4.52065501760279" calcext:value-type="float">
            <text:p>4.520655017602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'CELERY N ORANGE')</text:p>
          </table:table-cell>
          <table:table-cell office:value-type="string" calcext:value-type="string">
            <text:p>('APPLE PEAR N LIME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147.689285714286" calcext:value-type="float">
            <text:p>147.68928571428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'TOAST BUTTER')</text:p>
          </table:table-cell>
          <table:table-cell office:value-type="string" calcext:value-type="string">
            <text:p>('KHEEMA GHOTALA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52" calcext:value-type="float">
            <text:p>0.52</text:p>
          </table:table-cell>
          <table:table-cell office:value-type="float" office:value="114.796971608833" calcext:value-type="float">
            <text:p>114.7969716088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('B.M.T. PANINI', 'RED BULL ENERGY DRINK', 'GREAT LAKES SHAKE')</text:p>
          </table:table-cell>
          <table:table-cell office:value-type="string" calcext:value-type="string">
            <text:p>('SAMBUCA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65" calcext:value-type="float">
            <text:p>0.65</text:p>
          </table:table-cell>
          <table:table-cell office:value-type="float" office:value="10.2844901650464" calcext:value-type="float">
            <text:p>10.28449016504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'ADD COTTAGE CHEES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7.6137417357101" calcext:value-type="float">
            <text:p>7.613741735710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'BERRY BLAST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26530612244898" calcext:value-type="float">
            <text:p>0.26530612244898</text:p>
          </table:table-cell>
          <table:table-cell office:value-type="float" office:value="7.127314035019" calcext:value-type="float">
            <text:p>7.12731403501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'POUTINE WITH FRIES', 'ADD FRIE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6.35737645348837" calcext:value-type="float">
            <text:p>6.3573764534883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('QUA <text:s/>MINERAL WATER(1000ML)', 'BUN MASKA &amp; CHAI')</text:p>
          </table:table-cell>
          <table:table-cell office:value-type="string" calcext:value-type="string">
            <text:p>('SAMBUCA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270833333333333" calcext:value-type="float">
            <text:p>0.270833333333333</text:p>
          </table:table-cell>
          <table:table-cell office:value-type="float" office:value="4.28520423543598" calcext:value-type="float">
            <text:p>4.2852042354359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'C C C ROMA TOMATO SALAD')</text:p>
          </table:table-cell>
          <table:table-cell office:value-type="string" calcext:value-type="string">
            <text:p>('CAPPUCCINO')</text:p>
          </table:table-cell>
          <table:table-cell office:value-type="float" office:value="0.000185762053099368" calcext:value-type="float">
            <text:p>0.000185762053099368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3.26235351492462" calcext:value-type="float">
            <text:p>3.262353514924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'ADD CHICKEN')</text:p>
          </table:table-cell>
          <table:table-cell office:value-type="string" calcext:value-type="string">
            <text:p>('MAC N CHEESE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float" office:value="520.957816377171" calcext:value-type="float">
            <text:p>520.9578163771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('B.M.T. PANINI', 'RED BULL 2+1', 'GREAT LAKES SHAKE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3.5619650528084" calcext:value-type="float">
            <text:p>13.561965052808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('GREAT LAKES SHAKE', 'MAGGI NDL ARRABIATA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75" calcext:value-type="float">
            <text:p>0.75</text:p>
          </table:table-cell>
          <table:table-cell office:value-type="float" office:value="11.8667194212073" calcext:value-type="float">
            <text:p>11.866719421207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('RED BULL 2+1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9.21068275294763" calcext:value-type="float">
            <text:p>9.2106827529476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'LEMON ICED TEA', 'ADD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8.2659973423889" calcext:value-type="float">
            <text:p>8.265997342388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('B.M.T. PANINI', 'MAGGI NDL ARRABIATA', 'GREAT LAKES SHAKE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48" calcext:value-type="float">
            <text:p>0.48</text:p>
          </table:table-cell>
          <table:table-cell office:value-type="float" office:value="7.59470042957269" calcext:value-type="float">
            <text:p>7.5947004295726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('B.M.T. PANINI', 'CALCUTTA MINT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6.78098252640419" calcext:value-type="float">
            <text:p>6.7809825264041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('RED BULL 2+1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75" calcext:value-type="float">
            <text:p>0.375</text:p>
          </table:table-cell>
          <table:table-cell office:value-type="float" office:value="5.93335971060366" calcext:value-type="float">
            <text:p>5.9333597106036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('BLUEBERRY BRAIN FREEZER SHAKE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292682926829268" calcext:value-type="float">
            <text:p>0.292682926829268</text:p>
          </table:table-cell>
          <table:table-cell office:value-type="float" office:value="4.63091489608091" calcext:value-type="float">
            <text:p>4.6309148960809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('GREAT LAKES SHAKE', 'BUN MASKA &amp; CHAI')</text:p>
          </table:table-cell>
          <table:table-cell office:value-type="string" calcext:value-type="string">
            <text:p>('SAMBUCA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4.31517069862085" calcext:value-type="float">
            <text:p>4.315170698620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('QUA <text:s/>MINERAL WATER(1000ML)', 'CHUNKY CHOCO CHIP COOKIES')</text:p>
          </table:table-cell>
          <table:table-cell office:value-type="string" calcext:value-type="string">
            <text:p>('CAPPUCCINO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.26615459643989" calcext:value-type="float">
            <text:p>4.266154596439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'5 RED BULL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71472664399417" calcext:value-type="float">
            <text:p>0.000171472664399417</text:p>
          </table:table-cell>
          <table:table-cell office:value-type="float" office:value="0.375" calcext:value-type="float">
            <text:p>0.375</text:p>
          </table:table-cell>
          <table:table-cell office:value-type="float" office:value="3.12829300274168" calcext:value-type="float">
            <text:p>3.1282930027416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'CHICKEN SALAMI')</text:p>
          </table:table-cell>
          <table:table-cell office:value-type="string" calcext:value-type="string">
            <text:p>('CEASAR SALAD BOWL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54838709677419" calcext:value-type="float">
            <text:p>0.354838709677419</text:p>
          </table:table-cell>
          <table:table-cell office:value-type="float" office:value="477.544665012407" calcext:value-type="float">
            <text:p>477.5446650124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'CHEDDAR CHEESE')</text:p>
          </table:table-cell>
          <table:table-cell office:value-type="string" calcext:value-type="string">
            <text:p>('SCRAMBLED EGGS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14285714285714" calcext:value-type="float">
            <text:p>0.314285714285714</text:p>
          </table:table-cell>
          <table:table-cell office:value-type="float" office:value="75.8425615763547" calcext:value-type="float">
            <text:p>75.842561576354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('MAGGI NDL ARRABIATA', 'RED BULL ENERGY DRINK')</text:p>
          </table:table-cell>
          <table:table-cell office:value-type="string" calcext:value-type="string">
            <text:p>('B.M.T. PANINI', 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5" calcext:value-type="float">
            <text:p>0.25</text:p>
          </table:table-cell>
          <table:table-cell office:value-type="float" office:value="53.3399390243902" calcext:value-type="float">
            <text:p>53.339939024390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'QUA <text:s/>MINERAL WATER(1000ML)', 'TRADITIONAL ITALIAN CRUSTINI')</text:p>
          </table:table-cell>
          <table:table-cell office:value-type="string" calcext:value-type="string">
            <text:p>('ADD FRIES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1.9897772606383" calcext:value-type="float">
            <text:p>31.98977726063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('RABAT HOOKAH SINGLE', 'MEZE PLATTER')</text:p>
          </table:table-cell>
          <table:table-cell office:value-type="string" calcext:value-type="string">
            <text:p>('BERRY BLAST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6875" calcext:value-type="float">
            <text:p>0.6875</text:p>
          </table:table-cell>
          <table:table-cell office:value-type="float" office:value="23.6891309699655" calcext:value-type="float">
            <text:p>23.689130969965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('QUA <text:s/>MINERAL WATER(1000ML)', 'LINDT CHOCOLATE SHAKE')</text:p>
          </table:table-cell>
          <table:table-cell office:value-type="string" calcext:value-type="string">
            <text:p>('OREO COOKIE SHAKE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9.9238375165977" calcext:value-type="float">
            <text:p>9.92383751659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('MAGGI NDL ARRABIATA', 'ARABIAN MIST')</text:p>
          </table:table-cell>
          <table:table-cell office:value-type="string" calcext:value-type="string">
            <text:p>('B.M.T. PANINI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9.23466890595009" calcext:value-type="float">
            <text:p>9.234668905950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('COOL CALIFORNICA', 'NIRVANA HOOKAH SINGLE')</text:p>
          </table:table-cell>
          <table:table-cell office:value-type="string" calcext:value-type="string">
            <text:p>('BERRY BLAST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9.02443084570116" calcext:value-type="float">
            <text:p>9.024430845701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('MAGGI NDL ARRABIATA', 'MINT FLAVOUR SINGLE')</text:p>
          </table:table-cell>
          <table:table-cell office:value-type="string" calcext:value-type="string">
            <text:p>('B.M.T. PANINI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14285714285714" calcext:value-type="float">
            <text:p>0.314285714285714</text:p>
          </table:table-cell>
          <table:table-cell office:value-type="float" office:value="8.44312585686866" calcext:value-type="float">
            <text:p>8.4431258568686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('B.M.T. PANINI', 'POUTINE WITH FRIES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8.28786753227178" calcext:value-type="float">
            <text:p>8.2878675322717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'COTTAGE CHEESE PANINI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75" calcext:value-type="float">
            <text:p>0.275</text:p>
          </table:table-cell>
          <table:table-cell office:value-type="float" office:value="7.38773512476008" calcext:value-type="float">
            <text:p>7.3877351247600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('B.M.T. PANINI', 'MAGGI NDL ARRABIATA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7.25188409073781" calcext:value-type="float">
            <text:p>7.251884090737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('LEMON ICED TEA', 'MAGGI NDL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61904761904762" calcext:value-type="float">
            <text:p>0.261904761904762</text:p>
          </table:table-cell>
          <table:table-cell office:value-type="float" office:value="7.03593821405722" calcext:value-type="float">
            <text:p>7.0359382140572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('B.M.T. PANINI', 'RED BULL ENERGY DRINK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44" calcext:value-type="float">
            <text:p>0.44</text:p>
          </table:table-cell>
          <table:table-cell office:value-type="float" office:value="6.9618087271083" calcext:value-type="float">
            <text:p>6.961808727108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('B.M.T. PANINI', 'PHILLYCREAM CHEESE &amp;CHILLY PAN', 'GREAT LAKES SHAKE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79310344827586" calcext:value-type="float">
            <text:p>0.379310344827586</text:p>
          </table:table-cell>
          <table:table-cell office:value-type="float" office:value="6.00155924750715" calcext:value-type="float">
            <text:p>6.0015592475071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('B.M.T. PANINI', 'PHILLYCREAM CHEESE &amp;CHILLY PAN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5.80150727259025" calcext:value-type="float">
            <text:p>5.80150727259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'MAGGI NDL ARRABIATA', 'ARABIAN MIST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5.43891306805336" calcext:value-type="float">
            <text:p>5.4389130680533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'B.M.T. PANINI', 'BUN MASKA &amp; CHAI')</text:p>
          </table:table-cell>
          <table:table-cell office:value-type="string" calcext:value-type="string">
            <text:p>('CALCUTTA MINT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5" calcext:value-type="float">
            <text:p>0.25</text:p>
          </table:table-cell>
          <table:table-cell office:value-type="float" office:value="5.29044451164197" calcext:value-type="float">
            <text:p>5.2904445116419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('COUNTRY LEMONADE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97297297297297" calcext:value-type="float">
            <text:p>0.297297297297297</text:p>
          </table:table-cell>
          <table:table-cell office:value-type="float" office:value="4.70392481561371" calcext:value-type="float">
            <text:p>4.7039248156137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('COTTAGE CHEESE PANINI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75" calcext:value-type="float">
            <text:p>0.275</text:p>
          </table:table-cell>
          <table:table-cell office:value-type="float" office:value="4.35113045444269" calcext:value-type="float">
            <text:p>4.3511304544426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('BLUEBERRY BRAIN FREEZER SHAKE', 'SAMBUCA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57183275699466" calcext:value-type="float">
            <text:p>0.000157183275699466</text:p>
          </table:table-cell>
          <table:table-cell office:value-type="float" office:value="0.268292682926829" calcext:value-type="float">
            <text:p>0.268292682926829</text:p>
          </table:table-cell>
          <table:table-cell office:value-type="float" office:value="3.85457986790913" calcext:value-type="float">
            <text:p>3.854579867909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'CHEDDAR CHEESE')</text:p>
          </table:table-cell>
          <table:table-cell office:value-type="string" calcext:value-type="string">
            <text:p>('MUSHROOM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624.839285714286" calcext:value-type="float">
            <text:p>624.8392857142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'CHEDDAR CHEESE')</text:p>
          </table:table-cell>
          <table:table-cell office:value-type="string" calcext:value-type="string">
            <text:p>('MASALA OMELETTE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476.068027210884" calcext:value-type="float">
            <text:p>476.0680272108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'BEER HOOKAH')</text:p>
          </table:table-cell>
          <table:table-cell office:value-type="string" calcext:value-type="string">
            <text:p>('3 RED BULL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88.1829637096774" calcext:value-type="float">
            <text:p>88.18296370967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('NIRVANA HOOKAH SINGLE', 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.2695306284805" calcext:value-type="float">
            <text:p>22.26953062848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('GREAT LAKES SHAKE', 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5" calcext:value-type="float">
            <text:p>0.5</text:p>
          </table:table-cell>
          <table:table-cell office:value-type="float" office:value="16.7021479713604" calcext:value-type="float">
            <text:p>16.70214797136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('B.M.T. PANINI', 'SCRAMBLED EGG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2.3695559954751" calcext:value-type="float">
            <text:p>12.36955599547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'COUNTRY LEMONADE', 'FRENCH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11.6802136359843" calcext:value-type="float">
            <text:p>11.68021363598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('B.M.T. PANINI', 'RED BULL 2+1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1.301637544007" calcext:value-type="float">
            <text:p>11.30163754400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('MOROCCAN MINT TEA', 'CHEESE FONDUE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625" calcext:value-type="float">
            <text:p>0.625</text:p>
          </table:table-cell>
          <table:table-cell office:value-type="float" office:value="9.8889328510061" calcext:value-type="float">
            <text:p>9.888932851006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('MAGGI NDL ARRABIATA', 'QUA <text:s/>MINERAL WATER(500ML)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9.30723091859398" calcext:value-type="float">
            <text:p>9.3072309185939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('POUTINE WITH FRIES', 'BUN MASKA &amp; CHAI')</text:p>
          </table:table-cell>
          <table:table-cell office:value-type="string" calcext:value-type="string">
            <text:p>('MASALA CHAI CUTTING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8.46645212804568" calcext:value-type="float">
            <text:p>8.4664521280456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('MOROCCAN MINT TEA', 'CHICKEN SALAMI PANINI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4" calcext:value-type="float">
            <text:p>0.4</text:p>
          </table:table-cell>
          <table:table-cell office:value-type="float" office:value="8.41129807692308" calcext:value-type="float">
            <text:p>8.411298076923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('B.M.T. PANINI', 'ROMA TOMATO &amp; JALAPENO CROQU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44827586206896" calcext:value-type="float">
            <text:p>0.344827586206896</text:p>
          </table:table-cell>
          <table:table-cell office:value-type="float" office:value="7.25111903183024" calcext:value-type="float">
            <text:p>7.251119031830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('B.M.T. PANINI', 'PHILLYCREAM CHEESE &amp;CHILLY PAN', 'GREAT LAKES SHAK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44827586206896" calcext:value-type="float">
            <text:p>0.344827586206896</text:p>
          </table:table-cell>
          <table:table-cell office:value-type="float" office:value="7.25111903183024" calcext:value-type="float">
            <text:p>7.2511190318302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('GREAT LAKES SHAKE', 'PHILLYCREAM CHEESE &amp;CHILLY PAN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7.19195116436808" calcext:value-type="float">
            <text:p>7.1919511643680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('CAFFE LATTE', 'SCRAMBLED EGG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7.00941506410256" calcext:value-type="float">
            <text:p>7.0094150641025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('ADD ON S', 'PHILLYCREAM CHEESE &amp;CHILLY PAN')</text:p>
          </table:table-cell>
          <table:table-cell office:value-type="string" calcext:value-type="string">
            <text:p>('B.M.T. PANINI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5" calcext:value-type="float">
            <text:p>0.25</text:p>
          </table:table-cell>
          <table:table-cell office:value-type="float" office:value="6.71612284069098" calcext:value-type="float">
            <text:p>6.716122840690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('COUNTRY LEMONADE', 'MEZE PLATTER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6.00807005494506" calcext:value-type="float">
            <text:p>6.008070054945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('CAPPUCCINO', 'VANILLA ICECREAM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4" calcext:value-type="float">
            <text:p>0.4</text:p>
          </table:table-cell>
          <table:table-cell office:value-type="float" office:value="5.74682816670088" calcext:value-type="float">
            <text:p>5.746828166700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'ADD IRISH CREAM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4" calcext:value-type="float">
            <text:p>0.4</text:p>
          </table:table-cell>
          <table:table-cell office:value-type="float" office:value="5.11938551572787" calcext:value-type="float">
            <text:p>5.1193855157278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('B.M.T. PANINI', 'POUTINE WITH FRIES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125" calcext:value-type="float">
            <text:p>0.3125</text:p>
          </table:table-cell>
          <table:table-cell office:value-type="float" office:value="4.94446642550305" calcext:value-type="float">
            <text:p>4.9444664255030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('B.M.T. PANINI', 'POUTINE WITH FRIES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4.52065501760279" calcext:value-type="float">
            <text:p>4.5206550176027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('POUTINE WITH FRIES', 'LEMON INFUSED CHAR GRILLED VEG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4.39508126711382" calcext:value-type="float">
            <text:p>4.3950812671138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('RED BULL ENERGY DRINK', 'MAGGI NDLCREAM/ CHEE/GARLIC')</text:p>
          </table:table-cell>
          <table:table-cell office:value-type="string" calcext:value-type="string">
            <text:p>('SAMBUCA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4.16376120042362" calcext:value-type="float">
            <text:p>4.1637612004236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('MEZE PLATTER', 'MAGGI NDLCREAM/ CHEE/GARLIC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42893886999514" calcext:value-type="float">
            <text:p>0.0001428938869995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.78070489132594" calcext:value-type="float">
            <text:p>2.7807048913259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'COTTAGE CHEESE')</text:p>
          </table:table-cell>
          <table:table-cell office:value-type="string" calcext:value-type="string">
            <text:p>('MUSTARD HONEY MAYO SALAD BOWL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299.922857142857" calcext:value-type="float">
            <text:p>299.9228571428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'BEER HOOKAH')</text:p>
          </table:table-cell>
          <table:table-cell office:value-type="string" calcext:value-type="string">
            <text:p>('PASTA ALFREDO VEG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152.577034883721" calcext:value-type="float">
            <text:p>152.57703488372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('NIRVANA HOOKAH SINGLE', 'ADD HERB ROAST CHICKEN')</text:p>
          </table:table-cell>
          <table:table-cell office:value-type="string" calcext:value-type="string">
            <text:p>('LEMON INFUSED CHAR GRILLED VEG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18.168480300188" calcext:value-type="float">
            <text:p>118.16848030018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'MUSHROOM')</text:p>
          </table:table-cell>
          <table:table-cell office:value-type="string" calcext:value-type="string">
            <text:p>('SCRAMBLED EGGS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67.870474137931" calcext:value-type="float">
            <text:p>67.8704741379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('CAFFE LATTE', 'TRADITIONAL ITALIAN CRUSTINI')</text:p>
          </table:table-cell>
          <table:table-cell office:value-type="string" calcext:value-type="string">
            <text:p>('ADD FRIES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36.4152405180389" calcext:value-type="float">
            <text:p>36.41524051803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'BEER HOOKAH')</text:p>
          </table:table-cell>
          <table:table-cell office:value-type="string" calcext:value-type="string">
            <text:p>('MEZE PLATTER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31.5929975922953" calcext:value-type="float">
            <text:p>31.592997592295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('GREAT LAKES SHAKE', 'RED BULL 2+1', 'PHILLYCREAM CHEESE &amp;CHILLY PAN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1" calcext:value-type="float">
            <text:p>1</text:p>
          </table:table-cell>
          <table:table-cell office:value-type="float" office:value="15.8222925616098" calcext:value-type="float">
            <text:p>15.82229256160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'ADD POTATO WEDGES')</text:p>
          </table:table-cell>
          <table:table-cell office:value-type="string" calcext:value-type="string">
            <text:p>('GARDEN FRESH PANINI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4.9997142176709" calcext:value-type="float">
            <text:p>14.99971421767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('B.M.T. PANINI', 'LEMON ICED TEA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75" calcext:value-type="float">
            <text:p>0.75</text:p>
          </table:table-cell>
          <table:table-cell office:value-type="float" office:value="11.8667194212073" calcext:value-type="float">
            <text:p>11.86671942120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('QUA <text:s/>MINERAL WATER(1000ML)', 'POUTINE WITH FRIES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75" calcext:value-type="float">
            <text:p>0.75</text:p>
          </table:table-cell>
          <table:table-cell office:value-type="float" office:value="11.8667194212073" calcext:value-type="float">
            <text:p>11.866719421207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('B.M.T. PANINI', 'PHILLYCREAM CHEESE &amp;CHILLY PAN', 'MAGGI NDLCREAM/ CHEE/GARLIC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0.1714737896063" calcext:value-type="float">
            <text:p>10.171473789606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('QUA <text:s/>MINERAL WATER(1000ML)', 'CHEESE FONDUE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" calcext:value-type="float">
            <text:p>0.6</text:p>
          </table:table-cell>
          <table:table-cell office:value-type="float" office:value="9.49337553696586" calcext:value-type="float">
            <text:p>9.4933755369658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('QUA <text:s/>MINERAL WATER(1000ML)', 'RED BULL 2+1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" calcext:value-type="float">
            <text:p>0.6</text:p>
          </table:table-cell>
          <table:table-cell office:value-type="float" office:value="9.49337553696586" calcext:value-type="float">
            <text:p>9.4933755369658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('B.M.T. PANINI', 'RED BULL ENERGY DRINK', 'GREAT LAKES SHAK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45" calcext:value-type="float">
            <text:p>0.45</text:p>
          </table:table-cell>
          <table:table-cell office:value-type="float" office:value="9.46271033653846" calcext:value-type="float">
            <text:p>9.4627103365384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('HASH BROWN OMELETTE', 'CAFFE LATT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9.01210508241758" calcext:value-type="float">
            <text:p>9.0121050824175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'MASALA CHAI CUTTING', 'ADD HAZELNUT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8.22758386456265" calcext:value-type="float">
            <text:p>8.2275838645626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('QUA <text:s/>MINERAL WATER(1000ML)', 'ADD HAZELNUT FLAVOUR')</text:p>
          </table:table-cell>
          <table:table-cell office:value-type="string" calcext:value-type="string">
            <text:p>('CAPPUCCINO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6" calcext:value-type="float">
            <text:p>0.6</text:p>
          </table:table-cell>
          <table:table-cell office:value-type="float" office:value="7.67907827359181" calcext:value-type="float">
            <text:p>7.6790782735918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('B.M.T. PANINI', 'MAGGI NDL ARRABIATA', 'GREAT LAKES SHAK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36" calcext:value-type="float">
            <text:p>0.36</text:p>
          </table:table-cell>
          <table:table-cell office:value-type="float" office:value="7.57016826923077" calcext:value-type="float">
            <text:p>7.5701682692307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'MASALA CHAI CUTTING', 'MEZE PLATTER')</text:p>
          </table:table-cell>
          <table:table-cell office:value-type="string" calcext:value-type="string">
            <text:p>('B.M.T. PANINI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7.55563819577735" calcext:value-type="float">
            <text:p>7.5556381957773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('ADD ON S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7.49477016076252" calcext:value-type="float">
            <text:p>7.4947701607625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('B.M.T. PANINI', 'N R G <text:s/>HOOKAH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6.19133187193426" calcext:value-type="float">
            <text:p>6.191331871934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'BEER HOOKAH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5.76521309314587" calcext:value-type="float">
            <text:p>5.7652130931458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('CAPPUCCINO', 'RED BULL 2+1')</text:p>
          </table:table-cell>
          <table:table-cell office:value-type="string" calcext:value-type="string">
            <text:p>('CALCUTTA MINT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5.60164712997385" calcext:value-type="float">
            <text:p>5.6016471299738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('CAPPUCCINO', 'SCRAMBLED EGG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5.40726304945055" calcext:value-type="float">
            <text:p>5.407263049450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'ETHOPIAN YIRGACHEFFE (AULAIT)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5" calcext:value-type="float">
            <text:p>0.25</text:p>
          </table:table-cell>
          <table:table-cell office:value-type="float" office:value="5.25706129807692" calcext:value-type="float">
            <text:p>5.2570612980769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('CAPPUCCINO', 'MEZE PLATTER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3" calcext:value-type="float">
            <text:p>0.3</text:p>
          </table:table-cell>
          <table:table-cell office:value-type="float" office:value="4.31012112502566" calcext:value-type="float">
            <text:p>4.3101211250256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('CAFFE LATTE', 'SILVER APPLE SINGLE')</text:p>
          </table:table-cell>
          <table:table-cell office:value-type="string" calcext:value-type="string">
            <text:p>('CAPPUCCINO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.26615459643989" calcext:value-type="float">
            <text:p>4.2661545964398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('CAPPUCCINO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4.18825391336729" calcext:value-type="float">
            <text:p>4.1882539133672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('NIRVANA HOOKAH SINGLE', 'CHUNKY CHOCO CHIP COOKIES')</text:p>
          </table:table-cell>
          <table:table-cell office:value-type="string" calcext:value-type="string">
            <text:p>('CAPPUCCINO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3.29103354582506" calcext:value-type="float">
            <text:p>3.2910335458250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('PINK LEMONADE', 'MAGGI NDLCREAM/ CHEE/GARLIC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28604498299563" calcext:value-type="float">
            <text:p>0.000128604498299563</text:p>
          </table:table-cell>
          <table:table-cell office:value-type="float" office:value="0.25" calcext:value-type="float">
            <text:p>0.25</text:p>
          </table:table-cell>
          <table:table-cell office:value-type="float" office:value="2.08552866849446" calcext:value-type="float">
            <text:p>2.0855286684944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'MUSHROOM')</text:p>
          </table:table-cell>
          <table:table-cell office:value-type="string" calcext:value-type="string">
            <text:p>('MASALA OMELETT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" calcext:value-type="float">
            <text:p>0.25</text:p>
          </table:table-cell>
          <table:table-cell office:value-type="float" office:value="416.559523809524" calcext:value-type="float">
            <text:p>416.5595238095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'CHICKEN SAUSAGE')</text:p>
          </table:table-cell>
          <table:table-cell office:value-type="string" calcext:value-type="string">
            <text:p>('CEASAR SALAD BOWL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358.882051282051" calcext:value-type="float">
            <text:p>358.88205128205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('COUNTRY ROAST CHICKEN PANINI', 'ADD HERB ROAST CHICKEN')</text:p>
          </table:table-cell>
          <table:table-cell office:value-type="string" calcext:value-type="string">
            <text:p>('LEMON INFUSED CHAR GRILLED VEG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65.0239256678281" calcext:value-type="float">
            <text:p>65.02392566782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'B.M.T. PANINI', 'TRADITIONAL ITALIAN CRUSTINI')</text:p>
          </table:table-cell>
          <table:table-cell office:value-type="string" calcext:value-type="string">
            <text:p>('ADD FRIES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27.5736800630418" calcext:value-type="float">
            <text:p>27.57368006304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('MOROCCAN MINT TEA', 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9.0881691101262" calcext:value-type="float">
            <text:p>19.088169110126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('LEMON ICED TEA', 'CHEESE FONDUE')</text:p>
          </table:table-cell>
          <table:table-cell office:value-type="string" calcext:value-type="string">
            <text:p>('PINK LEMONAD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4857479387515" calcext:value-type="float">
            <text:p>16.485747938751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('GREAT LAKES SHAKE', 'MASALA CHAI CUTTING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4.0642600547642" calcext:value-type="float">
            <text:p>14.064260054764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('QUA <text:s/>MINERAL WATER(1000ML)', 'RED BULL 2+1', 'PHILLYCREAM CHEESE &amp;CHILLY PAN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8" calcext:value-type="float">
            <text:p>0.8</text:p>
          </table:table-cell>
          <table:table-cell office:value-type="float" office:value="12.6578340492878" calcext:value-type="float">
            <text:p>12.657834049287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('B.M.T. PANINI', 'MAGGI NDL ARRABIATA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0.5481950410732" calcext:value-type="float">
            <text:p>10.548195041073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'ESPRESSO', 'ADD FRIE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9.89564479638009" calcext:value-type="float">
            <text:p>9.8956447963800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('B.M.T. PANINI', 'PHILLYCREAM CHEESE &amp;CHILLY PAN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9.73679542252909" calcext:value-type="float">
            <text:p>9.7367954225290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('SAMBUCA', 'VANILLA ICECREAM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9.57804694450147" calcext:value-type="float">
            <text:p>9.5780469445014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('CAFFE LATTE', 'SPANISH OMELETTE BREAKFAST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.34588675213675" calcext:value-type="float">
            <text:p>9.3458867521367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('B.M.T. PANINI', 'POUTINE WITH FRIES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8.43855603285854" calcext:value-type="float">
            <text:p>8.4385560328585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('NIRVANA HOOKAH SINGLE', 'RED WINE SHEESHA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4" calcext:value-type="float">
            <text:p>0.4</text:p>
          </table:table-cell>
          <table:table-cell office:value-type="float" office:value="8.41129807692308" calcext:value-type="float">
            <text:p>8.4112980769230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('CALCUTTA MINT', 'BUN MASKA &amp; CHAI')</text:p>
          </table:table-cell>
          <table:table-cell office:value-type="string" calcext:value-type="string">
            <text:p>('MASALA CHAI CUTTING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8.35356609967174" calcext:value-type="float">
            <text:p>8.3535660996717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('ORANGE ARRABIATA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5" calcext:value-type="float">
            <text:p>0.5</text:p>
          </table:table-cell>
          <table:table-cell office:value-type="float" office:value="7.91114628080488" calcext:value-type="float">
            <text:p>7.911146280804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'BEER HOOKAH')</text:p>
          </table:table-cell>
          <table:table-cell office:value-type="string" calcext:value-type="string">
            <text:p>('MASALA CHAI CUTTING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" calcext:value-type="float">
            <text:p>0.25</text:p>
          </table:table-cell>
          <table:table-cell office:value-type="float" office:value="7.83146821844226" calcext:value-type="float">
            <text:p>7.8314682184422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('MOROCCAN MINT TEA', 'CHAI LATT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7.64663461538462" calcext:value-type="float">
            <text:p>7.6466346153846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('GREAT LAKES SHAKE', 'N R G <text:s/>HOOKAH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7.03213002738212" calcext:value-type="float">
            <text:p>7.0321300273821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('B.M.T. PANINI', 'POUTINE WITH FRIES', 'GREAT LAKES SHAK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7.00941506410257" calcext:value-type="float">
            <text:p>7.0094150641025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'N R G <text:s/>HOOKAH', 'ORANGE ARRABIATA')</text:p>
          </table:table-cell>
          <table:table-cell office:value-type="string" calcext:value-type="string">
            <text:p>('B.M.T. PANINI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" calcext:value-type="float">
            <text:p>0.25</text:p>
          </table:table-cell>
          <table:table-cell office:value-type="float" office:value="6.71612284069098" calcext:value-type="float">
            <text:p>6.7161228406909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'B.M.T. PANINI', 'BLACK CURRANT ICED TEA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2" calcext:value-type="float">
            <text:p>0.32</text:p>
          </table:table-cell>
          <table:table-cell office:value-type="float" office:value="6.55953134153486" calcext:value-type="float">
            <text:p>6.5595313415348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('LAVA LAVA', 'COUNTRY LEMONADE')</text:p>
          </table:table-cell>
          <table:table-cell office:value-type="string" calcext:value-type="string">
            <text:p>('JR.CHL AVALANCH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6.51131632202089" calcext:value-type="float">
            <text:p>6.5113163220208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('MEDITER RANEAN PANINO', 'PHILLYCREAM CHEESE &amp;CHILLY PAN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5.85672441208469" calcext:value-type="float">
            <text:p>5.856724412084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('QUA <text:s/>MINERAL WATER(1000ML)', 'N R G <text:s/>HOOKAH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5.75356093149446" calcext:value-type="float">
            <text:p>5.7535609314944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('CALCUTTA MINT', 'BUN MASKA &amp; CHAI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5.60753205128205" calcext:value-type="float">
            <text:p>5.6075320512820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('VEG. CLUB WRAP', 'BERRY BLAST')</text:p>
          </table:table-cell>
          <table:table-cell office:value-type="string" calcext:value-type="string">
            <text:p>('CALCUTTA MINT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5.46110401201752" calcext:value-type="float">
            <text:p>5.4611040120175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('GOOEY CHOCOLATE FUDGE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5.27409752053659" calcext:value-type="float">
            <text:p>5.2740975205365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('CAFFE LATTE', 'CHUNKY CHOCO CHIP COOKIE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" calcext:value-type="float">
            <text:p>0.25</text:p>
          </table:table-cell>
          <table:table-cell office:value-type="float" office:value="5.25706129807692" calcext:value-type="float">
            <text:p>5.257061298076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('QUA <text:s/>MINERAL WATER(1000ML)', 'ORANGE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2" calcext:value-type="float">
            <text:p>0.32</text:p>
          </table:table-cell>
          <table:table-cell office:value-type="float" office:value="5.06313361971513" calcext:value-type="float">
            <text:p>5.063133619715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('LEMON ICED TEA', 'LEMON INFUSED CHAR GRILLED VEG')</text:p>
          </table:table-cell>
          <table:table-cell office:value-type="string" calcext:value-type="string">
            <text:p>('SAMBUCA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4.68808668492141" calcext:value-type="float">
            <text:p>4.6880866849214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('ORANGE ARRABIATA', 'MINT FLAVOUR SINGLE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4.42063705130837" calcext:value-type="float">
            <text:p>4.420637051308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('ADD WHIPPED CREAM', 'CAPPUCCINO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4.1048772619292" calcext:value-type="float">
            <text:p>4.104877261929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'BANANA WALNUT MUFFIN', 'CAFFE LATTE')</text:p>
          </table:table-cell>
          <table:table-cell office:value-type="string" calcext:value-type="string">
            <text:p>('CAPPUCCINO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5" calcext:value-type="float">
            <text:p>0.25</text:p>
          </table:table-cell>
          <table:table-cell office:value-type="float" office:value="3.19961594732992" calcext:value-type="float">
            <text:p>3.1996159473299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('QUA <text:s/>MINERAL WATER(1000ML)', 'QUA <text:s/>MINERAL WATER(500ML)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2.5668045150701" calcext:value-type="float">
            <text:p>2.56680451507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('B.M.T. PANINI', 'PASTA ARABIATA VEG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14315109599611" calcext:value-type="float">
            <text:p>0.00011431510959961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2.38346133542224" calcext:value-type="float">
            <text:p>2.383461335422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'BEER HOOKAH', '3 RED BULL')</text:p>
          </table:table-cell>
          <table:table-cell office:value-type="string" calcext:value-type="string">
            <text:p>('PASTA ALFREDO VEG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7" calcext:value-type="float">
            <text:p>0.7</text:p>
          </table:table-cell>
          <table:table-cell office:value-type="float" office:value="379.747286821705" calcext:value-type="float">
            <text:p>379.7472868217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'SPINACH TEMPURA')</text:p>
          </table:table-cell>
          <table:table-cell office:value-type="string" calcext:value-type="string">
            <text:p>('STUFFED MUSHROOM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224.301282051282" calcext:value-type="float">
            <text:p>224.30128205128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('GREAT LAKES SHAKE', 'ADD HERB ROAST CHICKEN')</text:p>
          </table:table-cell>
          <table:table-cell office:value-type="string" calcext:value-type="string">
            <text:p>('LEMON INFUSED CHAR GRILLED VEG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7" calcext:value-type="float">
            <text:p>0.7</text:p>
          </table:table-cell>
          <table:table-cell office:value-type="float" office:value="119.481463414634" calcext:value-type="float">
            <text:p>119.48146341463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('B.M.T. PANINI', 'RED BULL ENERGY DRINK', 'GREAT LAKES SHAKE')</text:p>
          </table:table-cell>
          <table:table-cell office:value-type="string" calcext:value-type="string">
            <text:p>('QUA <text:s/>MINERAL WATER(1000ML)', 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74.6759146341464" calcext:value-type="float">
            <text:p>74.675914634146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'MOROCCAN MINT TEA', 'ADD FRIES')</text:p>
          </table:table-cell>
          <table:table-cell office:value-type="string" calcext:value-type="string">
            <text:p>('TRADITIONAL ITALIAN CRUST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74.2233333333333" calcext:value-type="float">
            <text:p>74.223333333333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('B.M.T. PANINI', 'MAGGI NDL ARRABIATA', 'GREAT LAKES SHAKE')</text:p>
          </table:table-cell>
          <table:table-cell office:value-type="string" calcext:value-type="string">
            <text:p>('QUA <text:s/>MINERAL WATER(1000ML)', 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59.7407317073171" calcext:value-type="float">
            <text:p>59.74073170731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('COUNTRY ROAST CHICKEN PANINI', 'ADD HERB ROAST CHICKEN')</text:p>
          </table:table-cell>
          <table:table-cell office:value-type="string" calcext:value-type="string">
            <text:p>('ORANGE ARRABIAT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7.1259259259259" calcext:value-type="float">
            <text:p>47.125925925925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('LEMON INFUSED CHAR GRILLED VEG', 'KIT KAT SHAKE')</text:p>
          </table:table-cell>
          <table:table-cell office:value-type="string" calcext:value-type="string">
            <text:p>('ORANGE ARRABIAT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39.5857777777778" calcext:value-type="float">
            <text:p>39.585777777777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'VEG PASTA PESTO')</text:p>
          </table:table-cell>
          <table:table-cell office:value-type="string" calcext:value-type="string">
            <text:p>('MEZE PLATTER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7.4435527019797" calcext:value-type="float">
            <text:p>37.443552701979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('NIRVANA HOOKAH SINGLE', 'TOMATOLINO')</text:p>
          </table:table-cell>
          <table:table-cell office:value-type="string" calcext:value-type="string">
            <text:p>('QUA <text:s/>MINERAL WATER(5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375" calcext:value-type="float">
            <text:p>0.4375</text:p>
          </table:table-cell>
          <table:table-cell office:value-type="float" office:value="36.7552521008403" calcext:value-type="float">
            <text:p>36.755252100840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('B.M.T. PANINI', 'LEMON INFUSED CHAR GRILLED VEG')</text:p>
          </table:table-cell>
          <table:table-cell office:value-type="string" calcext:value-type="string">
            <text:p>('ORANGE ARRABIAT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36.6534979423868" calcext:value-type="float">
            <text:p>36.65349794238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'CHICKEN SLOUVLAKI WRAP', 'BERRY BLAST')</text:p>
          </table:table-cell>
          <table:table-cell office:value-type="string" calcext:value-type="string">
            <text:p>('ADD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27.1428413120567" calcext:value-type="float">
            <text:p>27.142841312056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('B.M.T. PANINI', 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25.9811190665606" calcext:value-type="float">
            <text:p>25.981119066560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('B.M.T. PANINI', 'COTTAGE CHEESE PANINI', 'KIT KAT SHAKE')</text:p>
          </table:table-cell>
          <table:table-cell office:value-type="string" calcext:value-type="string">
            <text:p>('THE FERROR ROCHER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25.0562119584676" calcext:value-type="float">
            <text:p>25.05621195846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'QUA <text:s/>MINERAL WATER(1000ML)', 'MEDITER RANEAN PANINO')</text:p>
          </table:table-cell>
          <table:table-cell office:value-type="string" calcext:value-type="string">
            <text:p>('ADD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" calcext:value-type="float">
            <text:p>0.25</text:p>
          </table:table-cell>
          <table:table-cell office:value-type="float" office:value="23.2652925531915" calcext:value-type="float">
            <text:p>23.26529255319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('ORANGE ARRABIATA', 'ARABIAN MIST')</text:p>
          </table:table-cell>
          <table:table-cell office:value-type="string" calcext:value-type="string">
            <text:p>('RED BULL 2+1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.9891459582976" calcext:value-type="float">
            <text:p>19.989145958297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('ADD ON S', 'ARABIAN MIST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7.095585412668" calcext:value-type="float">
            <text:p>17.09558541266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('GREAT LAKES SHAKE', 'MAGGI NDL ARRABIATA', 'RED BULL 2+1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1" calcext:value-type="float">
            <text:p>1</text:p>
          </table:table-cell>
          <table:table-cell office:value-type="float" office:value="15.8222925616098" calcext:value-type="float">
            <text:p>15.822292561609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('QUA <text:s/>MINERAL WATER(1000ML)', 'ADD HAZELNUT FLAVOUR')</text:p>
          </table:table-cell>
          <table:table-cell office:value-type="string" calcext:value-type="string">
            <text:p>('CAFFE LATT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15.5886714399364" calcext:value-type="float">
            <text:p>15.588671439936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('COOL CALIFORNICA', 'ORANGE ARRABIATA')</text:p>
          </table:table-cell>
          <table:table-cell office:value-type="string" calcext:value-type="string">
            <text:p>('BERRY BLAST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4.1881426130275" calcext:value-type="float">
            <text:p>14.188142613027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('B.M.T. PANINI', 'N R G <text:s/>HOOKAH', 'QUA <text:s/>MINERAL WATER(1000ML)')</text:p>
          </table:table-cell>
          <table:table-cell office:value-type="string" calcext:value-type="string">
            <text:p>('RED BULL ENERGY DRINK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11.45100514259" calcext:value-type="float">
            <text:p>11.451005142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('BLUEBERRY BRAIN FREEZER SHAKE', 'CURRANT COOLER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7" calcext:value-type="float">
            <text:p>0.7</text:p>
          </table:table-cell>
          <table:table-cell office:value-type="float" office:value="11.0756047931268" calcext:value-type="float">
            <text:p>11.075604793126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('SATAY CHICKEN PANINI', 'LAVA LAVA')</text:p>
          </table:table-cell>
          <table:table-cell office:value-type="string" calcext:value-type="string">
            <text:p>('PHILLYCREAM CHEESE &amp;CHILLY PAN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0.9738799283154" calcext:value-type="float">
            <text:p>10.97387992831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'ADD FRIES', 'DOPPIO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5" calcext:value-type="float">
            <text:p>0.5</text:p>
          </table:table-cell>
          <table:table-cell office:value-type="float" office:value="10.5141225961538" calcext:value-type="float">
            <text:p>10.514122596153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('SAMBUCA', 'POUTINE WITH WEDGES')</text:p>
          </table:table-cell>
          <table:table-cell office:value-type="string" calcext:value-type="string">
            <text:p>('BERRY BLAST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10.4868880183247" calcext:value-type="float">
            <text:p>10.486888018324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'ADD FRIES', 'QUA <text:s/>MINERAL WATER(500ML)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10.4473021966304" calcext:value-type="float">
            <text:p>10.447302196630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('COTTAGE CHEESE PANINI', 'ORANGE ARRABIATA')</text:p>
          </table:table-cell>
          <table:table-cell office:value-type="string" calcext:value-type="string">
            <text:p>('OREO COOKIE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0.262150159209" calcext:value-type="float">
            <text:p>10.26215015920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('B.M.T. PANINI', 'MAGGI NDL ARRABIATA', 'ARABIAN MIST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0.0687316301153" calcext:value-type="float">
            <text:p>10.068731630115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('B.M.T. PANINI', 'MAGGI NDL ARRABIATA', 'PHILLYCREAM CHEESE &amp;CHILLY PAN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0.0687316301153" calcext:value-type="float">
            <text:p>10.06873163011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('QUA <text:s/>MINERAL WATER(1000ML)', 'MAGGI NDL ARRABIATA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0.0687316301153" calcext:value-type="float">
            <text:p>10.068731630115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('BERRY BLAST', 'BUN MASKA &amp; CHAI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9.89744418628144" calcext:value-type="float">
            <text:p>9.8974441862814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('LAVA LAVA', 'N R G <text:s/>HOOKAH')</text:p>
          </table:table-cell>
          <table:table-cell office:value-type="string" calcext:value-type="string">
            <text:p>('PHILLYCREAM CHEESE &amp;CHILLY PAN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9.75455993628037" calcext:value-type="float">
            <text:p>9.754559936280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'ADD CHICKEN SAUSAG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9.565983206405" calcext:value-type="float">
            <text:p>9.56598320640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('QUA <text:s/>MINERAL WATER(1000ML)', 'BANANA WALNUT MUFFIN')</text:p>
          </table:table-cell>
          <table:table-cell office:value-type="string" calcext:value-type="string">
            <text:p>('CAFFE LATT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9.35320286396182" calcext:value-type="float">
            <text:p>9.353202863961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('GREAT LAKES SHAKE', 'GOOEY CHOCOLATE FUDGE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9.22967066093903" calcext:value-type="float">
            <text:p>9.2296706609390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('ORANGE ARRABIATA', 'KIT KAT SHAKE')</text:p>
          </table:table-cell>
          <table:table-cell office:value-type="string" calcext:value-type="string">
            <text:p>('OREO COOKIE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9.12191125263021" calcext:value-type="float">
            <text:p>9.1219112526302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('BLUEBERRY BRAIN FREEZER SHAKE', 'COTTAGE CHEESE PANINI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375" calcext:value-type="float">
            <text:p>0.4375</text:p>
          </table:table-cell>
          <table:table-cell office:value-type="float" office:value="8.96810925600469" calcext:value-type="float">
            <text:p>8.9681092560046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('ROMA TOMATO &amp; JALAPENO CROQUE', 'POUTINE WITH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8.95483045425464" calcext:value-type="float">
            <text:p>8.9548304542546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('GREAT LAKES SHAKE', 'MOROCCAN MINT TEA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8.51969599471295" calcext:value-type="float">
            <text:p>8.5196959947129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'GREAT LAKES SHAKE', 'FRENCH FRIES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8.17614954518902" calcext:value-type="float">
            <text:p>8.1761495451890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('B.M.T. PANINI', 'PHILLYCREAM CHEESE &amp;CHILLY PAN', 'GARDEN FRESH PANINI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7.97165267200417" calcext:value-type="float">
            <text:p>7.971652672004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('GOOEY CHOCOLATE FUDGE', 'RED BULL 2+1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7.83547664747281" calcext:value-type="float">
            <text:p>7.8354766474728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('RED BULL 2+1', 'COUNTRY LEMONADE')</text:p>
          </table:table-cell>
          <table:table-cell office:value-type="string" calcext:value-type="string">
            <text:p>('CALCUTTA MINT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7.40662231629876" calcext:value-type="float">
            <text:p>7.406622316298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('B.M.T. PANINI', 'N R G <text:s/>HOOKAH', 'MAGGI NDL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7.38373652875123" calcext:value-type="float">
            <text:p>7.383736528751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'3 RED BULL', 'MIAMI MELONS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875" calcext:value-type="float">
            <text:p>0.875</text:p>
          </table:table-cell>
          <table:table-cell office:value-type="float" office:value="7.2993503397306" calcext:value-type="float">
            <text:p>7.299350339730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('NON-VEG CLUB WRAP', 'GARDEN FRESH PANINI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7.17448740480375" calcext:value-type="float">
            <text:p>7.1744874048037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('SHERRIED GARLIC MUSHROOMS CRUS', 'JR.CHL AVALANCH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7.17448740480375" calcext:value-type="float">
            <text:p>7.1744874048037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('B.M.T. PANINI', 'PHILLYCREAM CHEESE &amp;CHILLY PAN', 'OREO COOKIE SHAK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7.17448740480375" calcext:value-type="float">
            <text:p>7.174487404803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'MEDITER RANEAN PANINO', 'GARDEN FRESH PANINI')</text:p>
          </table:table-cell>
          <table:table-cell office:value-type="string" calcext:value-type="string">
            <text:p>('B.M.T. PANINI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6.96486813108694" calcext:value-type="float">
            <text:p>6.9648681310869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('B.M.T. PANINI', 'COTTAGE CHEESE PANINI', 'POUTINE WITH FRIES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6.69080528846154" calcext:value-type="float">
            <text:p>6.6908052884615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('B.M.T. PANINI', 'N R G <text:s/>HOOKAH', 'GREAT LAKES SHAKE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6.51506164301579" calcext:value-type="float">
            <text:p>6.5150616430157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('B.M.T. PANINI', 'N R G <text:s/>HOOKAH', 'RED BULL ENERGY DRINK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6.51506164301579" calcext:value-type="float">
            <text:p>6.515061643015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('POUTINE WITH FRIES', 'RED BULL 2+1', 'CALCUTTA MINT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6.51506164301579" calcext:value-type="float">
            <text:p>6.515061643015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'B.M.T. PANINI', 'DOPPIO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6.39990071070234" calcext:value-type="float">
            <text:p>6.3999007107023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('COUNTRY ROAST CHICKEN PANINI', 'CHICKEN SLOUVLAKI WRAP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6.23868469982935" calcext:value-type="float">
            <text:p>6.2386846998293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('GREAT LAKES SHAKE', 'N R G <text:s/>HOOKAH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6.15311377395936" calcext:value-type="float">
            <text:p>6.1531137739593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('B.M.T. PANINI', 'MAGGI NDL ARRABIATA', 'CALCUTTA MINT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5.97873950400312" calcext:value-type="float">
            <text:p>5.978739504003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('PINK LEMONADE', 'MEZE PLATTER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5.88790865384615" calcext:value-type="float">
            <text:p>5.8879086538461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('THE AFTER EIGHT SHAKE', 'KIT KAT SHAKE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5.739589923843" calcext:value-type="float">
            <text:p>5.73958992384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('SILVER APPLE SINGLE', 'MAGGI NDLCREAM/ CHEE/GARLIC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5.739589923843" calcext:value-type="float">
            <text:p>5.7395899238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('CAPPUCCINO', 'ROMA TOMATO &amp; JALAPENO CROQUE')</text:p>
          </table:table-cell>
          <table:table-cell office:value-type="string" calcext:value-type="string">
            <text:p>('QUA <text:s/>MINERAL WATER(1000ML)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5.66145062869823" calcext:value-type="float">
            <text:p>5.6614506286982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('ORANGE ARRABIATA', 'COUNTRY LEMONADE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5.58719405095919" calcext:value-type="float">
            <text:p>5.5871940509591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('SATAY CHICKEN PANINI', 'CALCUTTA MINT')</text:p>
          </table:table-cell>
          <table:table-cell office:value-type="string" calcext:value-type="string">
            <text:p>('POUTINE WITH FRIES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5.31443511466944" calcext:value-type="float">
            <text:p>5.3144351146694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('B.M.T. PANINI', 'BERRY BLAST', 'QUA <text:s/>MINERAL WATER(1000ML)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5.27409752053659" calcext:value-type="float">
            <text:p>5.2740975205365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('CAFFE LATTE', 'LINDT CHOCOLATE SHAKE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5.02847464586327" calcext:value-type="float">
            <text:p>5.028474645863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('NON-VEG CLUB WRAP', 'GARDEN FRESH PANINI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35" calcext:value-type="float">
            <text:p>0.35</text:p>
          </table:table-cell>
          <table:table-cell office:value-type="float" office:value="5.02847464586327" calcext:value-type="float">
            <text:p>5.0284746458632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('RED BULL 2+1', 'ORANGE ARRABIATA')</text:p>
          </table:table-cell>
          <table:table-cell office:value-type="string" calcext:value-type="string">
            <text:p>('SAMBUCA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4.25984799735648" calcext:value-type="float">
            <text:p>4.259847997356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('CHICKEN SALAMI PANINI', 'GARDEN FRESH PANINI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4.19039553821939" calcext:value-type="float">
            <text:p>4.1903955382193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('JR.CHL AVALANCHE', 'VANILLA ICECREAM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4.19039553821939" calcext:value-type="float">
            <text:p>4.1903955382193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('MOROCCAN MINT TEA', 'KIT KAT SHAKE')</text:p>
          </table:table-cell>
          <table:table-cell office:value-type="string" calcext:value-type="string">
            <text:p>('GREAT LAKES SHAK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" calcext:value-type="float">
            <text:p>0.25</text:p>
          </table:table-cell>
          <table:table-cell office:value-type="float" office:value="3.59176760418805" calcext:value-type="float">
            <text:p>3.591767604188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('MEDITER RANEAN PANINO', 'PHILLYCREAM CHEESE &amp;CHILLY PAN')</text:p>
          </table:table-cell>
          <table:table-cell office:value-type="string" calcext:value-type="string">
            <text:p>('CAPPUCCINO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5" calcext:value-type="float">
            <text:p>0.25</text:p>
          </table:table-cell>
          <table:table-cell office:value-type="float" office:value="3.19961594732992" calcext:value-type="float">
            <text:p>3.199615947329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('SR.CHL AVALANCHE', 'KIT KAT SHAKE')</text:p>
          </table:table-cell>
          <table:table-cell office:value-type="string" calcext:value-type="string">
            <text:p>('NIRVANA HOOKAH SINGLE')</text:p>
          </table:table-cell>
          <table:table-cell office:value-type="float" office:value="0.00010002572089966" calcext:value-type="float">
            <text:p>0.00010002572089966</text:p>
          </table:table-cell>
          <table:table-cell office:value-type="float" office:value="0.28" calcext:value-type="float">
            <text:p>0.28</text:p>
          </table:table-cell>
          <table:table-cell office:value-type="float" office:value="2.33579210871379" calcext:value-type="float">
            <text:p>2.33579210871379</text:p>
          </table:table-cell>
          <table:table-cell/>
        </table:table-row>
        <table:table-row table:style-name="ro1" table:number-rows-repeated="104830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esults.D1:results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F1:result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E1:results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ults.A1:results.F26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14:00:26.561841071</dc:date>
    <meta:editing-duration>PT7M36S</meta:editing-duration>
    <meta:editing-cycles>1</meta:editing-cycles>
    <meta:document-statistic meta:table-count="1" meta:cell-count="1601" meta:object-count="0"/>
    <meta:generator>LibreOffice/7.3.7.2$Linux_X86_64 LibreOffice_project/30$Build-2</meta:generator>
  </office:meta>
</office:document-meta>
</file>